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list-style-name="LFO1" style:family="paragraph">
      <style:paragraph-properties fo:break-before="page" fo:margin-bottom="0in" fo:line-height="100%" fo:background-color="#F4F4F4"/>
    </style:style>
    <style:style style:name="T2" style:parent-style-name="DefaultParagraphFont" style:family="text"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Cambria" style:font-name-asian="Times New Roman" style:font-name-complex="Cambria" fo:color="#000000" fo:font-size="10pt" style:font-size-asian="10pt" style:font-size-complex="10pt" style:language-asian="en" style:country-asian="GB"/>
    </style:style>
    <style:style style:name="T4" style:parent-style-name="DefaultParagraphFont" style:family="text"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5" style:parent-style-name="Normal" style:list-style-name="LFO1" style:family="paragraph">
      <style:paragraph-properties fo:margin-bottom="0in" fo:line-height="100%" fo:background-color="#F4F4F4"/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6" style:parent-style-name="Normal" style:list-style-name="LFO1" style:family="paragraph">
      <style:paragraph-properties fo:margin-bottom="0in" fo:line-height="100%" fo:background-color="#F4F4F4"/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7" style:parent-style-name="Normal" style:list-style-name="LFO1" style:family="paragraph">
      <style:paragraph-properties fo:margin-bottom="0in" fo:line-height="100%" fo:background-color="#F4F4F4"/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8" style:parent-style-name="Normal" style:list-style-name="LFO1" style:family="paragraph">
      <style:paragraph-properties fo:margin-bottom="0in" fo:line-height="100%" fo:background-color="#F4F4F4"/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9" style:parent-style-name="Normal" style:list-style-name="LFO1" style:family="paragraph">
      <style:paragraph-properties fo:margin-bottom="0in" fo:line-height="100%" fo:background-color="#F4F4F4"/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10" style:parent-style-name="Normal" style:list-style-name="LFO1" style:family="paragraph">
      <style:paragraph-properties fo:margin-bottom="0in" fo:line-height="100%" fo:background-color="#F4F4F4"/>
    </style:style>
    <style:style style:name="T11" style:parent-style-name="DefaultParagraphFont" style:family="text"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inherit" style:font-name-asian="Times New Roman" style:font-name-complex="Open Sans" fo:font-style="italic" style:font-style-asian="italic" style:font-style-complex="italic" fo:color="#000000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  <style:style style:name="P14" style:parent-style-name="Normal" style:list-style-name="LFO1" style:family="paragraph">
      <style:paragraph-properties fo:margin-bottom="0in" fo:line-height="100%" fo:background-color="#F4F4F4"/>
    </style:style>
    <style:style style:name="T15" style:parent-style-name="DefaultParagraphFont" style:family="text">
      <style:text-properties style:font-name="inherit" style:font-name-asian="Times New Roman" style:font-name-complex="Open Sans" fo:color="#000000" fo:font-size="10pt" style:font-size-asian="10pt" style:font-size-complex="10pt" style:language-asian="en" style:country-asian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Definition, calculation, and main uses of the most common similarity/dissimilarity measures: Euclidean, Cosine Similarity, Simple Matching Coefficient, Jaccard</text:span><text:span text:style-name="T3">’</text:span><text:span text:style-name="T4">s Similarity.</text:span></text:p>
        </text:list-item>
        <text:list-item>
          <text:p text:style-name="P5">Entropy: definition and calculations</text:p>
        </text:list-item>
        <text:list-item>
          <text:p text:style-name="P6">Information Gain: definition and calculations</text:p>
        </text:list-item>
        <text:list-item>
          <text:p text:style-name="P7">Bayes’ Theorem: definition and calculations</text:p>
        </text:list-item>
        <text:list-item>
          <text:p text:style-name="P8">Estimation of marginal probabilities and the Laplace estimation</text:p>
        </text:list-item>
        <text:list-item>
          <text:p text:style-name="P9">Confusion matrices and cost matrices for classification</text:p>
        </text:list-item>
        <text:list-item>
          <text:p text:style-name="P10"><text:span text:style-name="T11">Calculation and interpretation of coefficients in linear regression (</text:span><text:span text:style-name="T12">formulas will be provided in the exam paper</text:span><text:span text:style-name="T13">)<text:s/></text:span></text:p>
        </text:list-item>
        <text:list-item>
          <text:p text:style-name="P14"><text:span text:style-name="T15">Measures of quality in association rule mining (support, confidenc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n, Mohammed N (Student)</meta:initial-creator>
    <dc:creator>Khan, Mohammed N (Student)</dc:creator>
    <meta:creation-date>2021-05-01T18:30:00Z</meta:creation-date>
    <dc:date>2021-05-01T18:32:00Z</dc:date>
    <meta:template xlink:href="Normal" xlink:type="simple"/>
    <meta:editing-cycles>1</meta:editing-cycles>
    <meta:editing-duration>PT120S</meta:editing-duration>
    <meta:document-statistic meta:page-count="1" meta:paragraph-count="1" meta:word-count="90" meta:character-count="604" meta:row-count="4" meta:non-whitespace-character-count="515"/>
  </office:meta>
</office:document-meta>
</file>